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80000004836938E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_20__28_var_29_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cm" svg:height="9cm" svg:x="1.5cm" svg:y="6.9cm">
          <text:p/>
        </draw:rect>
        <draw:rect draw:style-name="gr2" draw:text-style-name="P1" draw:id="id1" draw:layer="layout" svg:width="3.5cm" svg:height="2.5cm" svg:x="2cm" svg:y="11.4cm">
          <text:p text:style-name="P1">Custom </text:p>
          <text:p text:style-name="P1">Software</text:p>
        </draw:rect>
        <draw:rect draw:style-name="gr2" draw:text-style-name="P1" draw:id="id4" draw:layer="layout" svg:width="3.5cm" svg:height="2.5cm" svg:x="6cm" svg:y="11.4cm">
          <text:p text:style-name="P1">Application</text:p>
          <text:p text:style-name="P1">Server</text:p>
        </draw:rect>
        <draw:rect draw:style-name="gr2" draw:text-style-name="P1" draw:id="id6" draw:layer="layout" svg:width="3.5cm" svg:height="2.5cm" svg:x="10cm" svg:y="11.4cm">
          <text:p text:style-name="P1">Database</text:p>
          <text:p text:style-name="P1">Server</text:p>
        </draw:rect>
        <draw:rect draw:style-name="gr2" draw:text-style-name="P1" draw:id="id9" draw:layer="layout" svg:width="4cm" svg:height="2.5cm" svg:x="14cm" svg:y="11.4cm">
          <text:p text:style-name="P1">Hypervisor</text:p>
        </draw:rect>
        <draw:rect draw:style-name="gr3" draw:text-style-name="P1" draw:layer="layout" svg:width="17cm" svg:height="2cm" svg:x="1.5cm" svg:y="2.4cm">
          <text:p text:style-name="P1">Adaptation Engine</text:p>
        </draw:rect>
        <draw:frame draw:style-name="gr4" draw:layer="layout" svg:width="6.043cm" svg:height="1.039cm" svg:x="7.6cm" svg:y="14.5cm">
          <draw:text-box>
            <text:p>Adaptable Software</text:p>
          </draw:text-box>
        </draw:frame>
        <draw:frame draw:style-name="gr5" draw:text-style-name="P1" draw:id="id2" draw:layer="layout" svg:width="1.603cm" svg:height="1.603cm" svg:x="1.897cm" svg:y="8.497cm">
          <draw:image xlink:href="Pictures/10000201000000480000004836938E00.png" xlink:type="simple" xlink:show="embed" xlink:actuate="onLoad">
            <text:p/>
          </draw:image>
        </draw:frame>
        <draw:frame draw:style-name="gr6" draw:text-style-name="P2" draw:layer="layout" svg:width="2.077cm" svg:height="1.286cm" svg:x="1.753cm" svg:y="7.4cm">
          <draw:text-box>
            <text:p text:style-name="P1"><text:span text:style-name="T1">Cache </text:span></text:p>
            <text:p text:style-name="P1"><text:span text:style-name="T1">Strategy</text:span></text:p>
          </draw:text-box>
        </draw:frame>
        <draw:frame draw:style-name="gr5" draw:text-style-name="P1" draw:id="id3" draw:layer="layout" svg:width="1.603cm" svg:height="1.603cm" svg:x="3.997cm" svg:y="8.497cm">
          <draw:image xlink:href="Pictures/10000201000000480000004836938E00.png" xlink:type="simple" xlink:show="embed" xlink:actuate="onLoad">
            <text:p/>
          </draw:image>
        </draw:frame>
        <draw:frame draw:style-name="gr6" draw:text-style-name="P2" draw:layer="layout" svg:width="1.958cm" svg:height="1.286cm" svg:x="3.8cm" svg:y="7.4cm">
          <draw:text-box>
            <text:p text:style-name="P1"><text:span text:style-name="T1">Cache</text:span></text:p>
            <text:p text:style-name="P1"><text:span text:style-name="T1">Amount</text:span></text:p>
          </draw:text-box>
        </draw:frame>
        <draw:frame draw:style-name="gr5" draw:text-style-name="P1" draw:id="id5" draw:layer="layout" svg:width="1.603cm" svg:height="1.603cm" svg:x="6.897cm" svg:y="8.497cm">
          <draw:image xlink:href="Pictures/10000201000000480000004836938E00.png" xlink:type="simple" xlink:show="embed" xlink:actuate="onLoad">
            <text:p/>
          </draw:image>
        </draw:frame>
        <draw:frame draw:style-name="gr6" draw:text-style-name="P2" draw:layer="layout" svg:width="2.288cm" svg:height="1.286cm" svg:x="6.5cm" svg:y="7.4cm">
          <draw:text-box>
            <text:p text:style-name="P1"><text:span text:style-name="T1">Thread</text:span></text:p>
            <text:p text:style-name="P1"><text:span text:style-name="T1">Pool Size</text:span></text:p>
          </draw:text-box>
        </draw:frame>
        <draw:frame draw:style-name="gr5" draw:text-style-name="P1" draw:id="id8" draw:layer="layout" svg:width="1.603cm" svg:height="1.603cm" svg:x="11.885cm" svg:y="8.497cm">
          <draw:image xlink:href="Pictures/10000201000000480000004836938E00.png" xlink:type="simple" xlink:show="embed" xlink:actuate="onLoad">
            <text:p/>
          </draw:image>
        </draw:frame>
        <draw:frame draw:style-name="gr6" draw:text-style-name="P2" draw:layer="layout" svg:width="2.644cm" svg:height="1.286cm" svg:x="11.388cm" svg:y="7.4cm">
          <draw:text-box>
            <text:p text:style-name="P1"><text:span text:style-name="T1">Connection</text:span></text:p>
            <text:p text:style-name="P1"><text:span text:style-name="T1">Pool Size</text:span></text:p>
          </draw:text-box>
        </draw:frame>
        <draw:frame draw:style-name="gr5" draw:text-style-name="P1" draw:id="id10" draw:layer="layout" svg:width="1.603cm" svg:height="1.603cm" svg:x="14.285cm" svg:y="8.497cm">
          <draw:image xlink:href="Pictures/10000201000000480000004836938E00.png" xlink:type="simple" xlink:show="embed" xlink:actuate="onLoad">
            <text:p/>
          </draw:image>
        </draw:frame>
        <draw:frame draw:style-name="gr7" draw:text-style-name="P2" draw:layer="layout" svg:width="1.395cm" svg:height="0.779cm" svg:x="14.388cm" svg:y="7.7cm">
          <draw:text-box>
            <text:p text:style-name="P1"><text:span text:style-name="T1">CPU</text:span></text:p>
          </draw:text-box>
        </draw:frame>
        <draw:frame draw:style-name="gr5" draw:text-style-name="P1" draw:id="id11" draw:layer="layout" svg:width="1.603cm" svg:height="1.603cm" svg:x="16.285cm" svg:y="8.497cm">
          <draw:image xlink:href="Pictures/10000201000000480000004836938E00.png" xlink:type="simple" xlink:show="embed" xlink:actuate="onLoad">
            <text:p/>
          </draw:image>
        </draw:frame>
        <draw:frame draw:style-name="gr7" draw:text-style-name="P2" draw:layer="layout" svg:width="2.03cm" svg:height="0.779cm" svg:x="16.088cm" svg:y="7.7cm">
          <draw:text-box>
            <text:p text:style-name="P1"><text:span text:style-name="T1">Memory</text:span></text:p>
          </draw:text-box>
        </draw:frame>
        <draw:frame draw:style-name="gr5" draw:text-style-name="P1" draw:id="id7" draw:layer="layout" svg:width="1.603cm" svg:height="1.603cm" svg:x="9.727cm" svg:y="8.497cm">
          <draw:image xlink:href="Pictures/10000201000000480000004836938E00.png" xlink:type="simple" xlink:show="embed" xlink:actuate="onLoad">
            <text:p/>
          </draw:image>
        </draw:frame>
        <draw:frame draw:style-name="gr6" draw:text-style-name="P2" draw:layer="layout" svg:width="1.624cm" svg:height="1.286cm" svg:x="9.73cm" svg:y="7.4cm">
          <draw:text-box>
            <text:p text:style-name="P1"><text:span text:style-name="T1">Buffer</text:span></text:p>
            <text:p text:style-name="P1"><text:span text:style-name="T1">Size</text:span></text:p>
          </draw:text-box>
        </draw:frame>
        <draw:connector draw:style-name="gr8" draw:text-style-name="P1" draw:layer="layout" draw:type="line" svg:x1="3.75cm" svg:y1="11.4cm" svg:x2="2.698cm" svg:y2="10.1cm" draw:start-shape="id1" draw:start-glue-point="0" draw:end-shape="id2" draw:end-glue-point="2" svg:d="m3750 11400-1052-1300">
          <text:p/>
        </draw:connector>
        <draw:connector draw:style-name="gr8" draw:text-style-name="P1" draw:layer="layout" draw:type="line" svg:x1="3.75cm" svg:y1="11.4cm" svg:x2="4.798cm" svg:y2="10.1cm" draw:start-shape="id1" draw:start-glue-point="0" draw:end-shape="id3" draw:end-glue-point="2" svg:d="m3750 11400 1048-1300">
          <text:p/>
        </draw:connector>
        <draw:connector draw:style-name="gr8" draw:text-style-name="P1" draw:layer="layout" draw:type="line" svg:x1="7.75cm" svg:y1="11.4cm" svg:x2="7.698cm" svg:y2="10.1cm" draw:start-shape="id4" draw:start-glue-point="0" draw:end-shape="id5" draw:end-glue-point="2" svg:d="m7750 11400-52-1300">
          <text:p/>
        </draw:connector>
        <draw:connector draw:style-name="gr8" draw:text-style-name="P1" draw:layer="layout" draw:type="line" svg:x1="11.75cm" svg:y1="11.4cm" svg:x2="10.528cm" svg:y2="10.1cm" draw:start-shape="id6" draw:start-glue-point="0" draw:end-shape="id7" draw:end-glue-point="2" svg:d="m11750 11400-1222-1300">
          <text:p/>
        </draw:connector>
        <draw:connector draw:style-name="gr8" draw:text-style-name="P1" draw:layer="layout" draw:type="line" svg:x1="11.75cm" svg:y1="11.4cm" svg:x2="12.686cm" svg:y2="10.1cm" draw:start-shape="id6" draw:start-glue-point="0" draw:end-shape="id8" draw:end-glue-point="2" svg:d="m11750 11400 936-1300">
          <text:p/>
        </draw:connector>
        <draw:connector draw:style-name="gr8" draw:text-style-name="P1" draw:layer="layout" draw:type="line" svg:x1="16cm" svg:y1="11.4cm" svg:x2="15.086cm" svg:y2="10.1cm" draw:start-shape="id9" draw:start-glue-point="0" draw:end-shape="id10" draw:end-glue-point="2" svg:d="m16000 11400-914-1300">
          <text:p/>
        </draw:connector>
        <draw:connector draw:style-name="gr8" draw:text-style-name="P1" draw:layer="layout" draw:type="line" svg:x1="16cm" svg:y1="11.4cm" svg:x2="17.086cm" svg:y2="10.1cm" draw:start-shape="id9" draw:start-glue-point="0" draw:end-shape="id11" draw:end-glue-point="2" svg:d="m16000 11400 1086-1300">
          <text:p/>
        </draw:connector>
        <draw:custom-shape draw:style-name="gr9" draw:text-style-name="P1" draw:layer="layout" svg:width="2cm" svg:height="2cm" svg:x="3.3cm" svg:y="4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2cm" svg:height="2cm" svg:x="13.8cm" svg:y="4.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2.796cm" svg:height="1.039cm" svg:x="5.204cm" svg:y="5.4cm">
          <draw:text-box>
            <text:p>Sensing</text:p>
          </draw:text-box>
        </draw:frame>
        <draw:frame draw:style-name="gr4" draw:layer="layout" svg:width="2.962cm" svg:height="1.039cm" svg:x="11cm" svg:y="5.4cm">
          <draw:text-box>
            <text:p>Effecting</text:p>
          </draw:text-box>
        </draw:frame>
        <draw:rect draw:style-name="gr10" draw:text-style-name="P1" draw:layer="layout" svg:width="19cm" svg:height="16.2cm" svg:x="0.5cm" svg:y="0.5cm">
          <text:p/>
        </draw:rect>
        <draw:frame draw:style-name="gr4" draw:text-style-name="P3" draw:layer="layout" svg:width="7.419cm" svg:height="1.039cm" svg:x="6.204cm" svg:y="0.9cm">
          <draw:text-box>
            <text:p><text:span text:style-name="T2">Self-Adaptive Soft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ao Chen</meta:initial-creator>
    <meta:creation-date>2016-02-13T12:46:54</meta:creation-date>
    <dc:date>2016-02-13T15:25:06</dc:date>
    <dc:creator>Tao Chen</dc:creator>
    <meta:editing-duration>PT00H22M53S</meta:editing-duration>
    <meta:editing-cycles>12</meta:editing-cycles>
    <meta:generator>OpenOffice.org/3.2$Unix OpenOffice.org_project/320m18$Build-9502</meta:generator>
    <meta:document-statistic meta:object-count="34"/>
  </office:meta>
</office:document-meta>
</file>